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9f6b8" officeooo:paragraph-rsid="0019f6b8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9f91c" officeooo:paragraph-rsid="0019f91c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a2ef4" officeooo:paragraph-rsid="001a2ef4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bc1d4" officeooo:paragraph-rsid="001bc1d4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d3fe7" officeooo:paragraph-rsid="001d3fe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e11fe" officeooo:paragraph-rsid="001e11fe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04e4c" officeooo:paragraph-rsid="00204e4c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23410" officeooo:paragraph-rsid="00223410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30a76" officeooo:paragraph-rsid="00230a76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286e06" officeooo:paragraph-rsid="00286e06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2a4ff9" officeooo:paragraph-rsid="002a4ff9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c49f5" officeooo:paragraph-rsid="002c49f5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e3cbb" officeooo:paragraph-rsid="002e3cbb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6pt" officeooo:rsid="00182de2" officeooo:paragraph-rsid="00182de2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82de2" officeooo:paragraph-rsid="00182de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5a864" officeooo:paragraph-rsid="0022341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86e06" officeooo:paragraph-rsid="00286e06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a4ff9" officeooo:paragraph-rsid="002a4ff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c49f5" officeooo:paragraph-rsid="002c49f5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e3cbb" officeooo:paragraph-rsid="002e3cb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9pt" officeooo:rsid="00230a76" officeooo:paragraph-rsid="00230a76" style:font-size-asian="7.84999990463257pt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e5f47" officeooo:paragraph-rsid="002e5f47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e5f47" officeooo:paragraph-rsid="002e5f47" style:font-size-asian="10.5pt" style:font-size-complex="12pt"/>
    </style:style>
    <style:style style:name="T1" style:family="text">
      <style:text-properties officeooo:rsid="001a2ef4"/>
    </style:style>
    <style:style style:name="T2" style:family="text">
      <style:text-properties officeooo:rsid="001e11fe"/>
    </style:style>
    <style:style style:name="T3" style:family="text">
      <style:text-properties officeooo:rsid="00204e4c"/>
    </style:style>
    <style:style style:name="T4" style:family="text">
      <style:text-properties officeooo:rsid="00223410"/>
    </style:style>
    <style:style style:name="T5" style:family="text">
      <style:text-properties officeooo:rsid="00230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ecraft: Reborn <text:span text:style-name="T1">V1.3-b</text:span></text:p>
      <text:p text:style-name="P16">A modpack inspired by nostalgia</text:p>
      <text:p text:style-name="P16"/>
      <text:p text:style-name="P17">Welcome to the Minecraft: Reborn Modpack made by Maxaroth. This modpack was <text:span text:style-name="T2">conceived</text:span> while I was tripping on nostalgia for 2014 Minecraft. Anyway I’m sure nobody wants a long and boring story about how I decided to do this so here is a list of mods in the pack:</text:p>
      <text:p text:style-name="P23">+ added<text:line-break/>- removed<text:line-break/>* updated/modifi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Mod Name</text:p>
          </table:table-cell>
          <table:table-cell table:style-name="Table1.B1" office:value-type="string">
            <text:p text:style-name="P8">Link</text:p>
          </table:table-cell>
          <table:table-cell table:style-name="Table1.C1" office:value-type="string">
            <text:p text:style-name="P7">Version Added/Removed</text:p>
          </table:table-cell>
        </table:table-row>
        <table:table-row>
          <table:table-cell table:style-name="Table1.A2" office:value-type="string">
            <text:p text:style-name="P1">Galacticraft</text:p>
          </table:table-cell>
          <table:table-cell table:style-name="Table1.B2" office:value-type="string">
            <text:p text:style-name="P9"><text:a xlink:type="simple" xlink:href="https://wiki.micdoodle8.com/wiki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1">JEI (Just enough items)</text:p>
          </table:table-cell>
          <table:table-cell table:style-name="Table1.B2" office:value-type="string">
            <text:p text:style-name="P9"><text:a xlink:type="simple" xlink:href="https://minecraft.curseforge.com/projects/jei?gameCategorySlug=mc-mods&amp;projectID=238222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1">Rich Ores</text:p>
          </table:table-cell>
          <table:table-cell table:style-name="Table1.B2" office:value-type="string">
            <text:p text:style-name="P9"><text:a xlink:type="simple" xlink:href="https://minecraft.curseforge.com/projects/rich-ores?gameCategorySlug=mc-mods&amp;projectID=316576" text:style-name="Internet_20_link" text:visited-style-name="Visited_20_Internet_20_Link">Click Here</text:a></text:p>
          </table:table-cell>
          <table:table-cell table:style-name="Table1.C2" office:value-type="string">
            <text:p text:style-name="P7">*<text:span text:style-name="T5">1.2-b</text:span></text:p>
          </table:table-cell>
        </table:table-row>
        <table:table-row>
          <table:table-cell table:style-name="Table1.A2" office:value-type="string">
            <text:p text:style-name="P1">Lots o ores</text:p>
          </table:table-cell>
          <table:table-cell table:style-name="Table1.B2" office:value-type="string">
            <text:p text:style-name="P10"><text:a xlink:type="simple" xlink:href="https://minecraft.curseforge.com/projects/lots-o-ores-mod?gameCategorySlug=mc-mods&amp;projectID=289853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2">Tinkers Construct</text:p>
          </table:table-cell>
          <table:table-cell table:style-name="Table1.B2" office:value-type="string">
            <text:p text:style-name="P10"><text:a xlink:type="simple" xlink:href="https://minecraft.curseforge.com/projects/tinkers-construct?gameCategorySlug=mc-mods&amp;projectID=74072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2">Buildcraft</text:p>
          </table:table-cell>
          <table:table-cell table:style-name="Table1.B2" office:value-type="string">
            <text:p text:style-name="P10"><text:a xlink:type="simple" xlink:href="https://minecraft.curseforge.com/projects/buildcraft?gameCategorySlug=mc-mods&amp;projectID=61811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3">Simple logic gates</text:p>
          </table:table-cell>
          <table:table-cell table:style-name="Table1.B2" office:value-type="string">
            <text:p text:style-name="P10"><text:a xlink:type="simple" xlink:href="https://minecraft.curseforge.com/projects/simplelogic-gates?gameCategorySlug=mc-mods&amp;projectID=289316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<text:span text:style-name="T3">F</text:span>orestry</text:p>
          </table:table-cell>
          <table:table-cell table:style-name="Table1.B2" office:value-type="string">
            <text:p text:style-name="P10"><text:a xlink:type="simple" xlink:href="https://minecraft.curseforge.com/projects/forestry?gameCategorySlug=mc-mods&amp;projectID=59751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Simple logic wires</text:p>
          </table:table-cell>
          <table:table-cell table:style-name="Table1.B2" office:value-type="string">
            <text:p text:style-name="P10"><text:a xlink:type="simple" xlink:href="https://minecraft.curseforge.com/projects/simplelogic-wires?gameCategorySlug=mc-mods&amp;projectID=298029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Complex logic</text:p>
          </table:table-cell>
          <table:table-cell table:style-name="Table1.B2" office:value-type="string">
            <text:p text:style-name="P10"><text:a xlink:type="simple" xlink:href="https://minecraft.curseforge.com/projects/complexlogic?gameCategorySlug=mc-mods&amp;projectID=299733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5">Twilight forest</text:p>
          </table:table-cell>
          <table:table-cell table:style-name="Table1.B2" office:value-type="string">
            <text:p text:style-name="P10"><text:a xlink:type="simple" xlink:href="https://minecraft.curseforge.com/projects/the-twilight-forest?gameCategorySlug=mc-mods&amp;projectID=227639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6">Optifine</text:p>
          </table:table-cell>
          <table:table-cell table:style-name="Table1.B2" office:value-type="string">
            <text:p text:style-name="P10"><text:a xlink:type="simple" xlink:href="https://optifine.net/home" text:style-name="Internet_20_link" text:visited-style-name="Visited_20_Internet_20_Link">Click Here</text:a></text:p>
          </table:table-cell>
          <table:table-cell table:style-name="Table1.C2" office:value-type="string">
            <text:p text:style-name="P7">+1.1-b</text:p>
          </table:table-cell>
        </table:table-row>
        <table:table-row>
          <table:table-cell table:style-name="Table1.A2" office:value-type="string">
            <text:p text:style-name="P8">Biomes o plenty</text:p>
          </table:table-cell>
          <table:table-cell table:style-name="Table1.B2" office:value-type="string">
            <text:p text:style-name="P18"><text:a xlink:type="simple" xlink:href="https://minecraft.curseforge.com/projects/biomes-o-plenty" text:style-name="Internet_20_link" text:visited-style-name="Visited_20_Internet_20_Link"><text:span text:style-name="T4">Click Here</text:span></text:a></text:p>
          </table:table-cell>
          <table:table-cell table:style-name="Table1.C2" office:value-type="string">
            <text:p text:style-name="P8">+1.2-b</text:p>
          </table:table-cell>
        </table:table-row>
        <table:table-row>
          <table:table-cell table:style-name="Table1.A2" office:value-type="string">
            <text:p text:style-name="P12">Redstone Flux</text:p>
          </table:table-cell>
          <table:table-cell table:style-name="Table1.B2" office:value-type="string">
            <text:p text:style-name="P19"><text:a xlink:type="simple" xlink:href="https://www.curseforge.com/minecraft/mc-mods/redstone-flux" text:style-name="Internet_20_link" text:visited-style-name="Visited_20_Internet_20_Link">Click Here</text:a></text:p>
          </table:table-cell>
          <table:table-cell table:style-name="Table1.C2" office:value-type="string">
            <text:p text:style-name="P11">+1.2-b</text:p>
          </table:table-cell>
        </table:table-row>
        <table:table-row>
          <table:table-cell table:style-name="Table1.A2" office:value-type="string">
            <text:p text:style-name="P12">Thermal Foundation</text:p>
          </table:table-cell>
          <table:table-cell table:style-name="Table1.B2" office:value-type="string">
            <text:p text:style-name="P20"><text:a xlink:type="simple" xlink:href="https://www.curseforge.com/minecraft/mc-mods/thermal-foundation/" text:style-name="Internet_20_link" text:visited-style-name="Visited_20_Internet_20_Link">Click Here</text:a></text:p>
          </table:table-cell>
          <table:table-cell table:style-name="Table1.C2" office:value-type="string">
            <text:p text:style-name="P12">+1.2-b</text:p>
          </table:table-cell>
        </table:table-row>
        <table:table-row>
          <table:table-cell table:style-name="Table1.A2" office:value-type="string">
            <text:p text:style-name="P13">Tough as nails</text:p>
          </table:table-cell>
          <table:table-cell table:style-name="Table1.B2" office:value-type="string">
            <text:p text:style-name="P21"><text:a xlink:type="simple" xlink:href="https://minecraft.curseforge.com/projects/tough-as-nails?gameCategorySlug=mc-mods&amp;projectID=246391" text:style-name="Internet_20_link" text:visited-style-name="Visited_20_Internet_20_Link">Click Here</text:a></text:p>
          </table:table-cell>
          <table:table-cell table:style-name="Table1.C2" office:value-type="string">
            <text:p text:style-name="P13">+1.3-b</text:p>
          </table:table-cell>
        </table:table-row>
        <table:table-row>
          <table:table-cell table:style-name="Table1.A2" office:value-type="string">
            <text:p text:style-name="P14">Serene seasons</text:p>
          </table:table-cell>
          <table:table-cell table:style-name="Table1.B2" office:value-type="string">
            <text:p text:style-name="P22"><text:a xlink:type="simple" xlink:href="https://minecraft.curseforge.com/projects/serene-seasons" text:style-name="Internet_20_link" text:visited-style-name="Visited_20_Internet_20_Link">Click Here</text:a></text:p>
          </table:table-cell>
          <table:table-cell table:style-name="Table1.C2" office:value-type="string">
            <text:p text:style-name="P14">+1.3-b</text:p>
          </table:table-cell>
        </table:table-row>
        <table:table-row>
          <table:table-cell table:style-name="Table1.A2" office:value-type="string">
            <text:p text:style-name="P25">Xaero’s minimap</text:p>
          </table:table-cell>
          <table:table-cell table:style-name="Table1.B2" office:value-type="string">
            <text:p text:style-name="P24"><text:a xlink:type="simple" xlink:href="https://minecraft.curseforge.com/projects/xaeros-minimap?gameCategorySlug=mc-mods&amp;projectID=263420" text:style-name="Internet_20_link" text:visited-style-name="Visited_20_Internet_20_Link">Click Here</text:a></text:p>
          </table:table-cell>
          <table:table-cell table:style-name="Table1.C2" office:value-type="string">
            <text:p text:style-name="P25">+1.3-b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1:07:06.953128937</meta:creation-date>
    <dc:date>2019-03-06T18:26:09.284028058</dc:date>
    <meta:editing-duration>PT11H35M5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1" meta:paragraph-count="61" meta:word-count="161" meta:character-count="925" meta:non-whitespace-character-count="825"/>
  </office:meta>
</office:document-meta>
</file>